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1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paragraph-rsid="000d5f0b" style:font-size-asian="11pt" style:font-size-complex="11pt"/>
    </style:style>
    <style:style style:name="P2" style:family="paragraph" style:parent-style-name="Standard">
      <style:text-properties style:font-name="Arial" fo:font-size="11pt" officeooo:paragraph-rsid="000de1cb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weight="bold" officeooo:paragraph-rsid="000d5f0b" style:font-size-asian="11pt" style:font-weight-asian="bold" style:font-size-complex="11pt" style:font-weight-complex="bold"/>
    </style:style>
    <style:style style:name="P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Arial" fo:font-size="11pt" officeooo:rsid="000de1cb" officeooo:paragraph-rsid="000d5f0b" style:font-size-asian="11pt" style:font-size-complex="11pt"/>
    </style:style>
    <style:style style:name="P5" style:family="paragraph" style:parent-style-name="Standard">
      <style:text-properties style:font-name="Arial" fo:font-size="11pt" officeooo:rsid="000de1cb" officeooo:paragraph-rsid="000de1cb" style:font-size-asian="11pt" style:font-size-complex="11pt"/>
    </style:style>
    <style:style style:name="P6" style:family="paragraph" style:parent-style-name="Standard" style:list-style-name="L2">
      <style:text-properties style:font-name="Arial" fo:font-size="11pt" officeooo:rsid="000de1cb" officeooo:paragraph-rsid="000de1cb" style:font-size-asian="11pt" style:font-size-complex="11pt"/>
    </style:style>
    <style:style style:name="P7" style:family="paragraph" style:parent-style-name="Standard" style:list-style-name="L2">
      <style:text-properties style:font-name="Arial" fo:font-size="11pt" officeooo:rsid="000de1cb" officeooo:paragraph-rsid="0010b044" style:font-size-asian="11pt" style:font-size-complex="11pt"/>
    </style:style>
    <style:style style:name="P8" style:family="paragraph" style:parent-style-name="Standard">
      <style:text-properties style:font-name="Arial" fo:font-size="11pt" officeooo:rsid="000d5f0b" officeooo:paragraph-rsid="000d5f0b" style:font-size-asian="11pt" style:font-size-complex="11pt"/>
    </style:style>
    <style:style style:name="P9" style:family="paragraph" style:parent-style-name="Standard" style:list-style-name="L1">
      <style:text-properties style:font-name="Arial" fo:font-size="11pt" officeooo:rsid="000d5f0b" officeooo:paragraph-rsid="000d5f0b" style:font-size-asian="11pt" style:font-size-complex="11pt"/>
    </style:style>
    <style:style style:name="P10" style:family="paragraph" style:parent-style-name="Standard" style:list-style-name="L1">
      <style:text-properties style:font-name="Arial" fo:font-size="11pt" officeooo:paragraph-rsid="000d5f0b" style:font-size-asian="11pt" style:font-size-complex="11pt"/>
    </style:style>
    <style:style style:name="P11" style:family="paragraph" style:parent-style-name="Standard" style:list-style-name="L1">
      <style:text-properties style:font-name="Arial" fo:font-size="11pt" officeooo:rsid="000e1b77" officeooo:paragraph-rsid="000e1b77" style:font-size-asian="11pt" style:font-size-complex="11pt"/>
    </style:style>
    <style:style style:name="P12" style:family="paragraph" style:parent-style-name="Standard" style:list-style-name="L1">
      <style:text-properties style:font-name="Arial" fo:font-size="11pt" officeooo:rsid="000e1b77" officeooo:paragraph-rsid="0010b044" style:font-size-asian="11pt" style:font-size-complex="11pt"/>
    </style:style>
    <style:style style:name="P13" style:family="paragraph" style:parent-style-name="Standard" style:list-style-name="L3">
      <style:text-properties style:font-name="Arial" fo:font-size="11pt" officeooo:rsid="000e1b77" officeooo:paragraph-rsid="000e1b77" style:font-size-asian="11pt" style:font-size-complex="11pt"/>
    </style:style>
    <style:style style:name="P14" style:family="paragraph" style:parent-style-name="Standard" style:list-style-name="L3">
      <style:text-properties style:font-name="Arial" fo:font-size="11pt" officeooo:paragraph-rsid="000de1cb" style:font-size-asian="11pt" style:font-size-complex="11pt"/>
    </style:style>
    <style:style style:name="P15" style:family="paragraph" style:parent-style-name="Standard">
      <style:text-properties style:font-name="Arial" fo:font-size="11pt" officeooo:rsid="00100a23" officeooo:paragraph-rsid="000e1b77" style:font-size-asian="11pt" style:font-size-complex="11pt"/>
    </style:style>
    <style:style style:name="P16" style:family="paragraph" style:parent-style-name="Standard">
      <style:text-properties style:font-name="Arial" fo:font-size="11pt" officeooo:rsid="00100a23" officeooo:paragraph-rsid="001232c7" style:font-size-asian="11pt" style:font-size-complex="11pt"/>
    </style:style>
    <style:style style:name="P17" style:family="paragraph" style:parent-style-name="Standard">
      <style:text-properties style:font-name="Arial" fo:font-size="11pt" fo:font-weight="bold" officeooo:rsid="000de1cb" officeooo:paragraph-rsid="000de1cb" style:font-size-asian="11pt" style:font-weight-asian="bold" style:font-size-complex="11pt" style:font-weight-complex="bold"/>
    </style:style>
    <style:style style:name="P18" style:family="paragraph" style:parent-style-name="Standard" style:list-style-name="L1">
      <style:text-properties style:font-name="Arial" fo:font-size="11pt" fo:font-weight="bold" officeooo:rsid="000e1b77" officeooo:paragraph-rsid="0010b044" style:font-size-asian="11pt" style:font-weight-asian="bold" style:font-size-complex="11pt" style:font-weight-complex="bold"/>
    </style:style>
    <style:style style:name="P19" style:family="paragraph" style:parent-style-name="Standard" style:list-style-name="L3">
      <style:text-properties officeooo:paragraph-rsid="000de1cb"/>
    </style:style>
    <style:style style:name="T1" style:family="text">
      <style:text-properties officeooo:rsid="000d5f0b"/>
    </style:style>
    <style:style style:name="T2" style:family="text">
      <style:text-properties officeooo:rsid="000de1cb"/>
    </style:style>
    <style:style style:name="T3" style:family="text">
      <style:text-properties style:font-name="Arial" fo:font-size="11pt" officeooo:rsid="000de1cb" style:font-size-asian="11pt" style:font-size-complex="11pt"/>
    </style:style>
    <style:style style:name="T4" style:family="text">
      <style:text-properties style:font-name="Arial" fo:font-size="11pt" officeooo:rsid="000e1b77" style:font-size-asian="11pt" style:font-size-complex="11pt"/>
    </style:style>
    <style:style style:name="T5" style:family="text">
      <style:text-properties officeooo:rsid="000e1b77"/>
    </style:style>
    <style:style style:name="T6" style:family="text">
      <style:text-properties fo:font-weight="bold" officeooo:rsid="000d5f0b" style:font-weight-asian="bold" style:font-weight-complex="bold"/>
    </style:style>
    <style:style style:name="T7" style:family="text">
      <style:text-properties officeooo:rsid="0010b04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0b044" style:font-weight-asian="normal" style:font-weight-complex="normal"/>
    </style:style>
    <style:style style:name="T10" style:family="text">
      <style:text-properties officeooo:rsid="001232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7">grace-pkg</text:span><text:span text:style-name="T1"> Extra F</text:span><text:span text:style-name="T2">UN</text:span><text:span text:style-name="T1">ctionality</text:span></text:p>
      <text:p text:style-name="P4"/>
      <text:p text:style-name="P5"/>
      <text:p text:style-name="P2"><text:span text:style-name="T2">Commands </text:span><text:span text:style-name="T5">and Processing</text:span></text:p>
      <text:p text:style-name="P8"/>
      <text:p text:style-name="P1"><text:span text:style-name="T6">build</text:span><text:span text:style-name="T1"><text:tab/></text:span><text:span text:style-name="T7">(if no argument ignore first two steps)</text:span></text:p>
      <text:list xml:id="list225559017" text:style-name="L1">
        <text:list-item>
          <text:p text:style-name="P11">Passed pkgname.tar.gz as argument <text:span text:style-name="T7">(if url then retrieve first)</text:span></text:p>
        </text:list-item>
        <text:list-item>
          <text:p text:style-name="P11">Unpacks tarball and <text:span text:style-name="T7">chdir into it</text:span>.</text:p>
        </text:list-item>
        <text:list-item>
          <text:p text:style-name="P10"><text:span text:style-name="T1">Searches for the pkg.grace file; </text:span><text:span text:style-name="T5">a dialect that specifies the package information</text:span><text:span text:style-name="T1">. If not found, removes unpacked files and informs user that tarball </text:span><text:span text:style-name="T5">not a valid package.</text:span></text:p>
        </text:list-item>
        <text:list-item>
          <text:p text:style-name="P10"><text:span text:style-name="T1">Pipes packagemanager/setup.grace into minigrace </text:span><text:span text:style-name="T5">to run setup process.</text:span></text:p>
        </text:list-item>
        <text:list-item>
          <text:p text:style-name="P10"><text:span text:style-name="T1">setup.grace imports pkg.grace</text:span><text:span text:style-name="T5"> (a dialect that produces an object containing package data)</text:span><text:span text:style-name="T1"> </text:span><text:span text:style-name="T5">and extracts</text:span><text:span text:style-name="T1">:</text:span></text:p>
          <text:list>
            <text:list-item>
              <text:p text:style-name="P9">name</text:p>
            </text:list-item>
            <text:list-item>
              <text:p text:style-name="P11">Exectuable Info </text:p>
              <text:list>
                <text:list-item>
                  <text:p text:style-name="P11">main file (compiler.grace)</text:p>
                </text:list-item>
                <text:list-item>
                  <text:p text:style-name="P11">compilation options (--module)</text:p>
                </text:list-item>
                <text:list-item>
                  <text:p text:style-name="P11">external dependencies <text:span text:style-name="T7">(with renames)</text:span></text:p>
                </text:list-item>
              </text:list>
            </text:list-item>
            <text:list-item>
              <text:p text:style-name="P11">Installation Info</text:p>
              <text:list>
                <text:list-item>
                  <text:p text:style-name="P11">src (what was this again?)</text:p>
                </text:list-item>
                <text:list-item>
                  <text:p text:style-name="P11">external dependencies.</text:p>
                </text:list-item>
              </text:list>
            </text:list-item>
          </text:list>
        </text:list-item>
        <text:list-item>
          <text:p text:style-name="P10"><text:span text:style-name="T2">Compiles modules within tarball, </text:span><text:span text:style-name="T5">along with external dependencies,</text:span><text:span text:style-name="T2"> into dist/exec/$name and dist/lib/$name folders</text:span><text:span text:style-name="T1">.</text:span></text:p>
        </text:list-item>
      </text:list>
      <text:p text:style-name="P8"/>
      <text:p text:style-name="P17">Install<text:span text:style-name="T8"> <text:s text:c="2"/></text:span><text:span text:style-name="T9">(if no argument ignore first two steps)</text:span></text:p>
      <text:list xml:id="list2074613533" text:continue-numbering="true" text:style-name="L1">
        <text:list-item>
          <text:p text:style-name="P12">Passed pkgname.tar.gz as argument <text:span text:style-name="T7">(if url then retrieve first)</text:span></text:p>
        </text:list-item>
        <text:list-item>
          <text:p text:style-name="P18"><text:span text:style-name="T9">Unpacks tarball and chdir into it.</text:span></text:p>
        </text:list-item>
      </text:list>
      <text:list xml:id="list140940182" text:style-name="L2">
        <text:list-item>
          <text:p text:style-name="P7"><text:span text:style-name="T7">Builds if not built.</text:span></text:p>
        </text:list-item>
        <text:list-item>
          <text:p text:style-name="P6">Copies files from dist/exec and dist/lib into $HOME/.grace/bin/minigrace/$NAME $HOME/.grace/lib/grace-modules/$NAME respectively.</text:p>
        </text:list-item>
      </text:list>
      <text:p text:style-name="P8"><text:tab/></text:p>
      <text:p text:style-name="P17">bundle </text:p>
      <text:list xml:id="list1744828237" text:style-name="L3">
        <text:list-item>
          <text:p text:style-name="P14"><text:span text:style-name="T2">Takes folder with pkg.grace file and </text:span><text:span text:style-name="T5">new package name</text:span><text:span text:style-name="T2"> as arguments. If pkg.grace file not found, error displayed.</text:span></text:p>
        </text:list-item>
        <text:list-item>
          <text:p text:style-name="P14"><text:span text:style-name="T2">Default option pulls in all local modules (</text:span><text:span text:style-name="T5">that is, modules required by .grace files within folder than are located </text:span><text:span text:style-name="T2">on local system).</text:span></text:p>
        </text:list-item>
        <text:list-item>
          <text:p text:style-name="P19"><text:span text:style-name="T3">“–static” option pulls in all </text:span><text:span text:style-name="T4">local AND</text:span><text:span text:style-name="T3"> remote dependencies (</text:span><text:span text:style-name="T4">e.g. </text:span><text:span text:style-name="T3">http://dep.com/dep.grace). </text:span><text:span text:style-name="T4">Potentially also checks pkg.grace to ensure found dependencies match those specified.</text:span></text:p>
        </text:list-item>
        <text:list-item>
          <text:p text:style-name="P13">Tars folder and all additional modules/dependencies and pkg.grace file into single package that can be downloaded and installed. </text:p>
        </text:list-item>
      </text:list>
      <text:p text:style-name="P15"/>
      <text:p text:style-name="P15"/>
      <text:p text:style-name="P16"><text:span text:style-name="T10">my-package/</text:span></text:p>
      <text:p text:style-name="P16"><text:span text:style-name="T10"><text:tab/>dist/</text:span></text:p>
      <text:p text:style-name="P16"><text:span text:style-name="T10"><text:tab/>modules/</text:span></text:p>
      <text:p text:style-name="P16"><text:span text:style-name="T10"><text:tab/>pkg.grace</text:span></text:p>
      <text:p text:style-name="P16"><text:span text:style-name="T10"><text:tab/>src/<text:line-break/><text:tab/>my-package.tar.gz</text:span></text:p>
      <text:p text:style-name="P16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Bitstream Vera Sans1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Z" style:letter-kerning="true" style:font-name-asian="AR PL KaitiM GB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KaitiM GB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Bitstream Ver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 f</meta:initial-creator>
    <meta:creation-date>2014-02-05T20:20:47</meta:creation-date>
    <dc:date>2014-02-07T16:19:58</dc:date>
    <dc:creator>c f</dc:creator>
    <meta:editing-duration>PT1M4S</meta:editing-duration>
    <meta:editing-cycles>2</meta:editing-cycles>
    <meta:generator>LibreOffice/3.6$Linux_X86_64 LibreOffice_project/58f22d5-270d05a-e2abed1-ea17a85-9b5702</meta:generator>
    <meta:document-statistic meta:table-count="0" meta:image-count="0" meta:object-count="0" meta:page-count="1" meta:paragraph-count="33" meta:word-count="260" meta:character-count="1764" meta:non-whitespace-character-count="1548"/>
  </office:meta>
</office:document-meta>
</file>